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adornments="Normal" style:font-family-generic="roman" style:font-pitch="variable"/>
    <style:font-face style:name="FreeSans" svg:font-family="FreeSans" style:font-family-generic="swiss" style:font-pitch="variable"/>
    <style:font-face style:name="Noto Sans4" svg:font-family="'Noto Sans'" style:font-family-generic="swiss" style:font-pitch="variable"/>
    <style:font-face style:name="Noto Sans3" svg:font-family="'Noto Sans'" style:font-adornments="Normal"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2"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Impress-title">
      <style:graphic-properties fo:min-height="4.615cm"/>
      <style:paragraph-properties style:writing-mode="lr-tb"/>
    </style:style>
    <style:style style:name="pr2" style:family="presentation" style:parent-style-name="Impress-subtitle">
      <style:graphic-properties draw:fill-color="#ffffff" fo:min-height="2.729cm"/>
      <style:paragraph-properties style:writing-mode="lr-tb"/>
    </style:style>
    <style:style style:name="pr3" style:family="presentation" style:parent-style-name="Impress-notes">
      <style:graphic-properties draw:fill-color="#ffffff" draw:auto-grow-height="true" fo:min-height="13.364cm"/>
      <style:paragraph-properties style:writing-mode="lr-tb"/>
    </style:style>
    <style:style style:name="pr4" style:family="presentation" style:parent-style-name="Impress1-title">
      <style:graphic-properties draw:auto-grow-height="true" fo:min-height="3.507cm"/>
      <style:paragraph-properties style:writing-mode="lr-tb"/>
    </style:style>
    <style:style style:name="pr5" style:family="presentation" style:parent-style-name="Impress1-outline1">
      <style:graphic-properties fo:min-height="11.93cm"/>
      <style:paragraph-properties style:writing-mode="lr-tb"/>
    </style:style>
    <style:style style:name="pr6" style:family="presentation" style:parent-style-name="Impress1-notes">
      <style:graphic-properties draw:fill-color="#ffffff" draw:auto-grow-height="true" fo:min-height="13.364cm"/>
      <style:paragraph-properties style:writing-mode="lr-tb"/>
    </style:style>
    <style:style style:name="pr7" style:family="presentation" style:parent-style-name="Impress1-title">
      <style:graphic-properties fo:min-height="3.507cm"/>
      <style:paragraph-properties style:writing-mode="lr-tb"/>
    </style:style>
    <style:style style:name="pr8" style:family="presentation" style:parent-style-name="Impress1-notes">
      <style:graphic-properties draw:fill-color="#ffffff" fo:min-height="13.364cm"/>
      <style:paragraph-properties style:writing-mode="lr-tb"/>
    </style:style>
    <style:style style:name="P1" style:family="paragraph">
      <style:paragraph-properties style:writing-mode="lr-tb"/>
      <style:text-properties fo:font-size="36pt" style:font-size-asian="36pt" style:font-size-complex="36pt"/>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style:paragraph-properties style:writing-mode="lr-tb"/>
      <style:text-properties fo:font-size="20pt" style:font-size-asian="20pt" style:font-size-complex="20pt"/>
    </style:style>
    <style:style style:name="P5" style:family="paragraph">
      <loext:graphic-properties draw:fill-color="#ffffff"/>
      <style:text-properties fo:font-size="20pt"/>
    </style:style>
    <style:style style:name="P6" style:family="paragraph">
      <loext:graphic-properties draw:fill-color="#ffffff"/>
    </style:style>
    <style:style style:name="P7" style:family="paragraph">
      <style:paragraph-properties style:writing-mode="lr-tb"/>
      <style:text-properties fo:font-size="14pt" style:font-size-asian="14pt" style:font-size-complex="14pt"/>
    </style:style>
    <style:style style:name="P8" style:family="paragraph">
      <style:paragraph-properties style:writing-mode="lr-tb"/>
      <style:text-properties fo:font-size="32pt" style:font-size-asian="32pt" style:font-size-complex="32pt"/>
    </style:style>
    <style:style style:name="T1" style:family="text">
      <style:text-properties fo:font-size="36pt" style:font-size-asian="36pt" style:font-size-complex="36pt"/>
    </style:style>
    <style:style style:name="T2" style:family="text">
      <style:text-properties fo:font-size="20pt" style:font-size-asian="20pt" style:font-size-complex="20pt"/>
    </style:style>
    <style:style style:name="T3" style:family="text">
      <style:text-properties fo:font-size="12pt" style:font-size-asian="12pt" style:font-size-complex="12pt"/>
    </style:style>
    <style:style style:name="T4" style:family="text">
      <style:text-properties style:font-name="FreeSans" fo:font-size="14pt" style:font-size-asian="14pt" style:font-size-complex="14pt"/>
    </style:style>
    <style:style style:name="T5" style:family="text">
      <style:text-properties fo:font-size="14pt" style:font-size-asian="14pt" style:font-size-complex="14pt"/>
    </style:style>
    <style:style style:name="T6" style:family="text">
      <style:text-properties fo:font-size="32pt" style:font-size-asian="32pt" style:font-size-complex="32pt"/>
    </style:style>
    <style:style style:name="T7" style:family="text">
      <style:text-properties style:text-position="33% 58%" fo:font-size="32pt" style:font-size-asian="32pt" style:font-size-complex="32pt"/>
    </style:style>
    <style:style style:name="T8"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23.8cm" svg:height="4.615cm" svg:x="2.2cm" svg:y="11.093cm" presentation:class="title" presentation:user-transformed="true">
          <draw:text-box>
            <text:p><text:span text:style-name="T1">Using unittest framework to get you up and running in C</text:span></text:p>
          </draw:text-box>
        </draw:frame>
        <draw:frame presentation:style-name="pr2" draw:text-style-name="P2" draw:layer="layout" svg:width="23.8cm" svg:height="2.729cm" svg:x="2.2cm" svg:y="16.4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text-style-name="P3" draw:layer="layout" svg:width="24.599cm" svg:height="3.507cm" svg:x="2cm" svg:y="0.836cm" presentation:class="title" presentation:user-transformed="true">
          <draw:text-box>
            <text:p>Goal</text:p>
          </draw:text-box>
        </draw:frame>
        <draw:frame presentation:style-name="pr5" draw:text-style-name="P4" draw:layer="layout" svg:width="24cm" svg:height="12.18cm" svg:x="2cm" svg:y="6cm" presentation:class="outline" presentation:user-transformed="true">
          <draw:text-box>
            <text:list text:style-name="L3">
              <text:list-item>
                <text:p><text:span text:style-name="T2">Testing of C language programs and functions is often a manual process requiring creation of "Test Programs" that need to be written and maintained separately from your application. Most non-trivial code also involves dependencies on multiple modules and testing will often require creation of stubs or mocks for these dependencies when testing. In firmware or other cross compiled code there is also the perceived need to test on the target system even if development is being done on a general purpose computer. This presentation is not about the benefits of unit testing but rather how you can leverage a tool, that indeed facilitates unit testing, to help in your general C language projects.</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Background</text:p>
          </draw:text-box>
        </draw:frame>
        <draw:frame presentation:style-name="pr5" draw:layer="layout" svg:width="24cm" svg:height="12.18cm" svg:x="2cm" svg:y="6cm" presentation:class="outline">
          <draw:text-box>
            <text:list text:style-name="L3">
              <text:list-item>
                <text:p>Embedded C programmer since 1986</text:p>
                <text:list>
                  <text:list-item>
                    <text:p>Currently switch between python and C</text:p>
                  </text:list-item>
                </text:list>
              </text:list-item>
              <text:list-item>
                <text:p>Do most of work in C99</text:p>
              </text:list-item>
              <text:list-item>
                <text:p>Not a GUI guy</text:p>
              </text:list-item>
              <text:list-item>
                <text:p>Not a Ruby guy</text:p>
              </text:list-item>
              <text:list-item>
                <text:p>Not associated with Ceedling project</text:p>
                <text:list>
                  <text:list-item>
                    <text:p>Been using it since 2017</text:p>
                    <text:p/>
                  </text:list-item>
                </text:list>
              </text:list-item>
            </text:list>
          </draw:text-box>
        </draw:frame>
        <presentation:notes draw:style-name="dp3">
          <office:forms form:automatic-focus="false" form:apply-design-mode="false"/>
          <draw:page-thumbnail draw:style-name="gr1" draw:layer="layout" svg:width="14.848cm" svg:height="11.136cm" svg:x="3.075cm" svg:y="2.257cm" draw:page-number="3" presentation:class="page"/>
          <draw:frame presentation:style-name="pr8" draw:text-style-name="P5"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Motivations<text:tab/></text:p>
          </draw:text-box>
        </draw:frame>
        <draw:frame presentation:style-name="pr5" draw:layer="layout" svg:width="24cm" svg:height="12.18cm" svg:x="2cm" svg:y="6cm" presentation:class="outline">
          <draw:text-box>
            <text:list text:style-name="L3">
              <text:list-item>
                <text:p>Need firmware running on day 1</text:p>
              </text:list-item>
              <text:list-item>
                <text:p>Shared hardware not always available</text:p>
              </text:list-item>
              <text:list-item>
                <text:p>Need to debug a complex or destructive behavior without damaging hardware.</text:p>
                <text:list>
                  <text:list-item>
                    <text:p>Debugging OTP or emergency logic </text:p>
                  </text:list-item>
                </text:list>
              </text:list-item>
              <text:list-item>
                <text:p>Documenting how code actually works</text:p>
                <text:list>
                  <text:list-item>
                    <text:p>Living document</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8" draw:text-style-name="P6"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Work Flow<text:line-break/><text:span text:style-name="T2">”Test driven light”, save your work at each step</text:span></text:p>
          </draw:text-box>
        </draw:frame>
        <draw:frame presentation:style-name="pr5" draw:layer="layout" svg:width="24cm" svg:height="12.18cm" svg:x="2cm" svg:y="6cm" presentation:class="outline" presentation:user-transformed="true">
          <draw:text-box>
            <text:list text:style-name="L3">
              <text:list-item>
                <text:p>Create new module</text:p>
              </text:list-item>
              <text:list-item>
                <text:p>Use test file to flesh out header declarations </text:p>
                <text:list>
                  <text:list-item>
                    <text:p>Write your basic behavior in the tests</text:p>
                    <text:list>
                      <text:list-item>
                        <text:p>Iterate your prototypes for behavior</text:p>
                      </text:list-item>
                    </text:list>
                  </text:list-item>
                  <text:list-item>
                    <text:p>Use module:stub to make definitions*</text:p>
                  </text:list-item>
                  <text:list-item>
                    <text:p>Verify your tests fail but compile</text:p>
                  </text:list-item>
                  <text:list-item>
                    <text:p>Add behavior to definitions</text:p>
                    <text:list>
                      <text:list-item>
                        <text:p>Iterate with new behaviors/tests</text:p>
                      </text:list-item>
                    </text:list>
                  </text:list-item>
                </text:list>
                <text:p><text:span text:style-name="T3">* stub is a work in progress</text:span></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8" draw:text-style-name="P6"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4" draw:text-style-name="P3" draw:layer="layout" svg:width="24.599cm" svg:height="3.507cm" svg:x="2cm" svg:y="0.836cm" presentation:class="title">
          <draw:text-box>
            <text:p>First Example</text:p>
          </draw:text-box>
        </draw:frame>
        <draw:frame presentation:style-name="pr5" draw:text-style-name="P7" draw:layer="layout" svg:width="24cm" svg:height="12.18cm" svg:x="2cm" svg:y="6cm" presentation:class="outline">
          <draw:text-box>
            <text:list text:style-name="L3">
              <text:list-header>
                <text:p><text:span text:style-name="T4">~/dev/ceedling_talk$ ceedling</text:span><text:span text:style-name="T4"><text:line-break/></text:span><text:span text:style-name="T4">Welcome to Ceedling!</text:span><text:span text:style-name="T4"><text:line-break/></text:span><text:span text:style-name="T4">Commands:</text:span><text:span text:style-name="T4"><text:line-break/></text:span><text:span text:style-name="T4"> <text:s/>ceedling example PROJ_NAME [DEST] <text:s/># new specified example project (in DEST, if specified)</text:span><text:span text:style-name="T4"><text:line-break/></text:span><text:span text:style-name="T4"> <text:s/>ceedling examples <text:s text:c="17"/># list available example projects</text:span><text:span text:style-name="T4"><text:line-break/></text:span><text:span text:style-name="T4"> <text:s/>ceedling help [COMMAND] <text:s text:c="11"/># Describe available commands or one specific command</text:span><text:span text:style-name="T4"><text:line-break/></text:span><text:span text:style-name="T4"> <text:s/>ceedling new PROJECT_NAME <text:s text:c="9"/># create a new ceedling project</text:span><text:span text:style-name="T4"><text:line-break/></text:span><text:span text:style-name="T4"> <text:s/>ceedling upgrade PROJECT_NAME <text:s text:c="5"/># upgrade ceedling for a project (not req'd if gem used)</text:span><text:span text:style-name="T4"><text:line-break/></text:span><text:span text:style-name="T4"> <text:s/>ceedling version <text:s text:c="18"/># return the version of the tools installed</text:span></text:p>
                <text:p><text:span text:style-name="T4">~/dev/ceedling_talk$ ceedling version</text:span><text:span text:style-name="T4"><text:line-break/></text:span><text:span text:style-name="T4">Welcome to Ceedling!</text:span><text:span text:style-name="T4"><text:line-break/></text:span><text:span text:style-name="T4"> <text:s text:c="3"/>Ceedling:: 0.29.1</text:span><text:span text:style-name="T4"><text:line-break/></text:span><text:span text:style-name="T4"> <text:s text:c="6"/>CMock:: 2.5.1</text:span><text:span text:style-name="T4"><text:line-break/></text:span><text:span text:style-name="T4"> <text:s text:c="6"/>Unity:: 2.5.0</text:span><text:span text:style-name="T4"><text:line-break/></text:span><text:span text:style-name="T4"> <text:s/>CException:: 1.3.2</text:span><text:span text:style-name="T4"><text:line-break/></text:span><text:span text:style-name="T4"/></text:p>
                <text:p><text:span text:style-name="T5"/></text:p>
              </text:list-header>
            </text:list>
          </draw:text-box>
        </draw:frame>
        <presentation:notes draw:style-name="dp2">
          <draw:page-thumbnail draw:style-name="gr1"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7" draw:text-style-name="P3" draw:layer="layout" svg:width="24.599cm" svg:height="3.507cm" svg:x="2cm" svg:y="0.836cm" presentation:class="title">
          <draw:text-box>
            <text:p>Retrofit Existing Project</text:p>
          </draw:text-box>
        </draw:frame>
        <draw:frame presentation:style-name="pr5" draw:text-style-name="P3" draw:layer="layout" svg:width="24cm" svg:height="12.18cm" svg:x="2cm" svg:y="6cm" presentation:class="outline" presentation:user-transformed="true">
          <draw:text-box>
            <text:list text:style-name="L3">
              <text:list-item>
                <text:p>Setting paths in project.yml</text:p>
                <text:list>
                  <text:list-item>
                    <text:p>Single folders or recursive</text:p>
                  </text:list-item>
                </text:list>
              </text:list-item>
              <text:list-item>
                <text:p>Mutliple project.yml files</text:p>
                <text:list>
                  <text:list-item>
                    <text:p>Seperate sub project folder</text:p>
                  </text:list-item>
                  <text:list-item>
                    <text:p>Use a defines.h</text:p>
                    <text:list>
                      <text:list-item>
                        <text:p>Configure your mocks</text:p>
                      </text:list-item>
                    </text:list>
                  </text:list-item>
                  <text:list-item>
                    <text:p>Use compile time switches in yml file</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7" draw:text-style-name="P3" draw:layer="layout" svg:width="24.599cm" svg:height="3.507cm" svg:x="2cm" svg:y="0.836cm" presentation:class="title">
          <draw:text-box>
            <text:p>Other Considerations</text:p>
          </draw:text-box>
        </draw:frame>
        <draw:frame presentation:style-name="pr5" draw:text-style-name="P3" draw:layer="layout" svg:width="24cm" svg:height="12.18cm" svg:x="2cm" svg:y="6cm" presentation:class="outline" presentation:user-transformed="true">
          <draw:text-box>
            <text:list text:style-name="L3">
              <text:list-item>
                <text:p>Testing pointers</text:p>
                <text:list>
                  <text:list-item>
                    <text:p>Default tries to compare referenced object</text:p>
                    <text:list>
                      <text:list-item>
                        <text:p>This breaks forward reference</text:p>
                      </text:list-item>
                      <text:list-item>
                        <text:p>Fix in yml file</text:p>
                      </text:list-item>
                    </text:list>
                  </text:list-item>
                </text:list>
              </text:list-item>
              <text:list-item>
                <text:p>Other Compilers</text:p>
                <text:list>
                  <text:list-item>
                    <text:p>You can define your own tool chain</text:p>
                  </text:list-item>
                  <text:list-item>
                    <text:p>I have not needed to do this yet</text:p>
                  </text:list-item>
                </text:list>
              </text:list-item>
              <text:list-item>
                <text:p>Unit test reports</text:p>
                <text:list>
                  <text:list-item>
                    <text:p>Are configurable</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8" draw:text-style-name="P2"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7" draw:text-style-name="P8" draw:layer="layout" svg:width="24.599cm" svg:height="3.507cm" svg:x="2cm" svg:y="0.836cm" presentation:class="title" presentation:user-transformed="true">
          <draw:text-box>
            <text:p><text:span text:style-name="T6">Compound Literals</text:span><text:span text:style-name="T7">*</text:span><text:span text:style-name="T6"> are your friend</text:span></text:p>
          </draw:text-box>
        </draw:frame>
        <draw:frame presentation:style-name="pr5" draw:text-style-name="P3" draw:layer="layout" svg:width="24cm" svg:height="12.18cm" svg:x="2cm" svg:y="6cm" presentation:class="outline" presentation:user-transformed="true">
          <draw:text-box>
            <text:list text:style-name="L3">
              <text:list-item>
                <text:p>Very useful in Setup for clarity</text:p>
              </text:list-item>
              <text:list-item>
                <text:p>Don’t be afraid of structures by value <text:s/></text:p>
                <text:list>
                  <text:list-item>
                    <text:p>Very useful in multi thread cases</text:p>
                  </text:list-item>
                </text:list>
              </text:list-item>
              <text:list-item>
                <text:p>Minor penalty in size </text:p>
                <text:p><text:a xlink:href="https://godbolt.org/z/Gba3M1ccW" xlink:type="simple">https://godbolt.org/z/Gba3M1ccW</text:a></text:p>
                <text:p/>
                <text:p/>
                <text:p><text:span text:style-name="T8"/></text:p>
                <text:p><text:span text:style-name="T8">* https://gcc.gnu.org/onlinedocs/gcc-4.3.2/gcc/Compound-Literals.html</text:span></text:p>
              </text:list-item>
            </text:list>
          </draw:text-box>
        </draw:frame>
        <presentation:notes draw:style-name="dp2">
          <draw:page-thumbnail draw:style-name="gr1" draw:layer="layout" svg:width="14.848cm" svg:height="11.136cm" svg:x="3.075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Embedded considerations</text:p>
          </draw:text-box>
        </draw:frame>
        <draw:frame presentation:style-name="pr5" draw:layer="layout" svg:width="24cm" svg:height="12.18cm" svg:x="2cm" svg:y="6cm" presentation:class="outline">
          <draw:text-box>
            <text:list text:style-name="L3">
              <text:list-item>
                <text:p>Simulating Hardware</text:p>
                <text:list>
                  <text:list-item>
                    <text:p>Encapsulate register I/O</text:p>
                    <text:list>
                      <text:list-item>
                        <text:p>Value logging</text:p>
                      </text:list-item>
                      <text:list-item>
                        <text:p>Expects in Mocks</text:p>
                      </text:list-item>
                    </text:list>
                  </text:list-item>
                </text:list>
              </text:list-item>
              <text:list-item>
                <text:p>Encapsulate or Mock intrinsic functions</text:p>
                <text:list>
                  <text:list-item>
                    <text:p>Alternate macros based on TEST</text:p>
                  </text:list-item>
                  <text:list-item>
                    <text:p>Mocks with stub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8" draw:text-style-name="P6"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Other Stuff</text:p>
          </draw:text-box>
        </draw:frame>
        <draw:frame presentation:style-name="pr5" draw:layer="layout" svg:width="24cm" svg:height="12.18cm" svg:x="2cm" svg:y="6cm" presentation:class="outline">
          <draw:text-box>
            <text:list text:style-name="L3">
              <text:list-item>
                <text:p>Also supports FFF</text:p>
                <text:list>
                  <text:list-item>
                    <text:p>Have not tried</text:p>
                  </text:list-item>
                </text:list>
              </text:list-item>
              <text:list-item>
                <text:p>Also supports GCOV</text:p>
                <text:list>
                  <text:list-item>
                    <text:p>Just started trying this</text:p>
                  </text:list-item>
                </text:list>
              </text:list-item>
              <text:list-item>
                <text:p>Need to workout github actions for ceedling</text:p>
                <text:list>
                  <text:list-item>
                    <text:p>Can only find one example and they ultimately punted to docker </text:p>
                  </text:list-item>
                </text:list>
                <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8"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adornments="Normal" style:font-family-generic="roman" style:font-pitch="variable"/>
    <style:font-face style:name="FreeSans" svg:font-family="FreeSans" style:font-family-generic="swiss" style:font-pitch="variable"/>
    <style:font-face style:name="Noto Sans4" svg:font-family="'Noto Sans'" style:font-family-generic="swiss" style:font-pitch="variable"/>
    <style:font-face style:name="Noto Sans3" svg:font-family="'Noto Sans'" style:font-adornments="Normal"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2" svg:font-family="'Noto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3" fo:font-family="'Noto Sans'"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4" fo:font-family="'Noto Sans'"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4" fo:font-family="'Noto Sans'"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4" fo:font-family="'Noto Sans'"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4" fo:font-family="'Noto Sans'"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4" fo:font-family="'Noto Sans'"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4" fo:font-family="'Noto Sans'"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4" fo:font-family="'Noto Sans'"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3" fo:font-family="'Noto Sans'"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4" fo:font-family="'Noto Sans'"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3" fo:font-family="'Noto Sans'"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4" fo:font-family="'Noto Sans'"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4" fo:font-family="'Noto Sans'"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office:forms form:automatic-focus="false" form:apply-design-mode="false"/>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11</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11</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7T13:45:50.557599304</meta:creation-date>
    <meta:editing-duration>PT33M15S</meta:editing-duration>
    <meta:editing-cycles>7</meta:editing-cycles>
    <meta:generator>LibreOffice/6.4.7.2$Linux_X86_64 LibreOffice_project/40$Build-2</meta:generator>
    <dc:title>Impress</dc:title>
    <dc:date>2021-10-30T16:10:25.829634345</dc:date>
    <meta:document-statistic meta:object-count="78"/>
  </office:meta>
</office:document-meta>
</file>